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96cm" fo:margin-left="0.064cm" table:align="left"/>
    </style:style>
    <style:style style:name="Tableau1.A" style:family="table-column">
      <style:table-column-properties style:column-width="5.609cm"/>
    </style:style>
    <style:style style:name="Tableau1.B" style:family="table-column">
      <style:table-column-properties style:column-width="5.662cm"/>
    </style:style>
    <style:style style:name="Tableau1.C" style:family="table-column">
      <style:table-column-properties style:column-width="5.689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3" style:family="table-row">
      <style:table-row-properties style:min-row-height="0.54cm"/>
    </style:style>
    <style:style style:name="P1" style:family="paragraph" style:parent-style-name="Header">
      <style:text-properties officeooo:rsid="00125fa6" officeooo:paragraph-rsid="00287101"/>
    </style:style>
    <style:style style:name="P2" style:family="paragraph" style:parent-style-name="Footer">
      <style:text-properties officeooo:rsid="00125fa6" officeooo:paragraph-rsid="00125fa6"/>
    </style:style>
    <style:style style:name="P3" style:family="paragraph" style:parent-style-name="Standard">
      <style:paragraph-properties fo:text-align="start" style:justify-single-word="false"/>
      <style:text-properties officeooo:paragraph-rsid="002c134b"/>
    </style:style>
    <style:style style:name="P4" style:family="paragraph" style:parent-style-name="Standard">
      <style:paragraph-properties fo:text-align="start" style:justify-single-word="false"/>
      <style:text-properties style:text-underline-style="solid" style:text-underline-width="auto" style:text-underline-color="font-color" fo:font-weight="bold" officeooo:rsid="001a0abb" officeooo:paragraph-rsid="002c134b" style:font-weight-asian="bold" style:font-weight-complex="bold"/>
    </style:style>
    <style:style style:name="P5" style:family="paragraph" style:parent-style-name="Standard">
      <style:paragraph-properties fo:text-align="start" style:justify-single-word="false"/>
      <style:text-properties style:text-underline-style="solid" style:text-underline-width="auto" style:text-underline-color="font-color" fo:font-weight="normal" officeooo:rsid="00165ace" officeooo:paragraph-rsid="002c134b" style:font-weight-asian="normal" style:font-weight-complex="normal"/>
    </style:style>
    <style:style style:name="P6" style:family="paragraph" style:parent-style-name="Standard">
      <style:paragraph-properties fo:text-align="start" style:justify-single-word="false"/>
      <style:text-properties style:font-name="Liberation Serif" fo:font-size="12pt" officeooo:rsid="001a46d0" officeooo:paragraph-rsid="002c134b"/>
    </style:style>
    <style:style style:name="P7" style:family="paragraph" style:parent-style-name="Standard">
      <style:paragraph-properties fo:text-align="start" style:justify-single-word="false"/>
      <style:text-properties style:font-name="Liberation Serif" fo:font-size="12pt" officeooo:rsid="002deb22" officeooo:paragraph-rsid="002deb22"/>
    </style:style>
    <style:style style:name="P8" style:family="paragraph" style:parent-style-name="Standard">
      <style:paragraph-properties fo:text-align="start" style:justify-single-word="false"/>
      <style:text-properties fo:font-weight="bold" officeooo:rsid="0016c3a0" officeooo:paragraph-rsid="00360db6" style:font-weight-asian="bold" style:font-weight-complex="bold"/>
    </style:style>
    <style:style style:name="P9" style:family="paragraph" style:parent-style-name="Standard">
      <style:paragraph-properties fo:text-align="start" style:justify-single-word="false"/>
      <style:text-properties fo:font-weight="bold" officeooo:rsid="0016c3a0" officeooo:paragraph-rsid="00379283" style:font-weight-asian="bold" style:font-weight-complex="bold"/>
    </style:style>
    <style:style style:name="P10" style:family="paragraph" style:parent-style-name="Standard">
      <style:paragraph-properties fo:text-align="start" style:justify-single-word="false"/>
      <style:text-properties fo:font-weight="bold" officeooo:rsid="0016c3a0" officeooo:paragraph-rsid="00386759" style:font-weight-asian="bold" style:font-weight-complex="bold"/>
    </style:style>
    <style:style style:name="P11" style:family="paragraph" style:parent-style-name="Standard">
      <style:paragraph-properties fo:text-align="start" style:justify-single-word="false"/>
      <style:text-properties fo:font-weight="bold" officeooo:rsid="0016c3a0" officeooo:paragraph-rsid="0038af02" style:font-weight-asian="bold" style:font-weight-complex="bold"/>
    </style:style>
    <style:style style:name="P12" style:family="paragraph" style:parent-style-name="Standard">
      <style:paragraph-properties fo:text-align="start" style:justify-single-word="false"/>
      <style:text-properties style:font-name="Liberation Serif" fo:font-size="12pt" style:text-underline-style="none" officeooo:rsid="001a46d0" officeooo:paragraph-rsid="002c134b"/>
    </style:style>
    <style:style style:name="P13" style:family="paragraph" style:parent-style-name="Standard">
      <style:paragraph-properties fo:text-align="start" style:justify-single-word="false"/>
      <style:text-properties style:font-name="Liberation Serif" fo:font-size="12pt" style:text-underline-style="none" officeooo:rsid="001a46d0" officeooo:paragraph-rsid="002cb2fd"/>
    </style:style>
    <style:style style:name="P14" style:family="paragraph" style:parent-style-name="Standard">
      <style:paragraph-properties fo:text-align="start" style:justify-single-word="false"/>
      <style:text-properties style:font-name="Liberation Serif" fo:font-size="12pt" style:text-underline-style="none" officeooo:rsid="002cb2fd" officeooo:paragraph-rsid="002cb2fd"/>
    </style:style>
    <style:style style:name="P15" style:family="paragraph" style:parent-style-name="Standard">
      <style:paragraph-properties fo:text-align="start" style:justify-single-word="false"/>
      <style:text-properties style:font-name="Liberation Serif" fo:font-size="12pt" style:text-underline-style="none" officeooo:rsid="002ec699" officeooo:paragraph-rsid="002deb22"/>
    </style:style>
    <style:style style:name="P16" style:family="paragraph" style:parent-style-name="Standard">
      <style:paragraph-properties fo:text-align="start" style:justify-single-word="false"/>
      <style:text-properties fo:font-weight="bold" officeooo:rsid="0016c3a0" officeooo:paragraph-rsid="0038af02" style:font-weight-asian="bold" style:font-weight-complex="bold"/>
    </style:style>
    <style:style style:name="P17" style:family="paragraph" style:parent-style-name="Standard">
      <style:paragraph-properties fo:text-align="start" style:justify-single-word="false"/>
      <style:text-properties fo:font-weight="bold" officeooo:rsid="0016c3a0" officeooo:paragraph-rsid="003d3f43" style:font-weight-asian="bold" style:font-weight-complex="bold"/>
    </style:style>
    <style:style style:name="P18" style:family="paragraph" style:parent-style-name="Standard">
      <style:paragraph-properties fo:text-align="start" style:justify-single-word="false"/>
      <style:text-properties fo:font-weight="bold" officeooo:rsid="0016c3a0" officeooo:paragraph-rsid="004a232e" style:font-weight-asian="bold" style:font-weight-complex="bold"/>
    </style:style>
    <style:style style:name="P19" style:family="paragraph" style:parent-style-name="Standard">
      <style:paragraph-properties fo:text-align="start" style:justify-single-word="false"/>
      <style:text-properties fo:font-weight="bold" officeooo:rsid="0016c3a0" officeooo:paragraph-rsid="00519562" style:font-weight-asian="bold" style:font-weight-complex="bold"/>
    </style:style>
    <style:style style:name="P20" style:family="paragraph" style:parent-style-name="Standard">
      <style:paragraph-properties fo:text-align="start" style:justify-single-word="false"/>
      <style:text-properties fo:font-weight="bold" officeooo:rsid="0016c3a0" officeooo:paragraph-rsid="00531953" style:font-weight-asian="bold" style:font-weight-complex="bold"/>
    </style:style>
    <style:style style:name="P21" style:family="paragraph" style:parent-style-name="Standard">
      <style:paragraph-properties fo:text-align="start" style:justify-single-word="false"/>
      <style:text-properties fo:font-weight="bold" officeooo:rsid="0016c3a0" officeooo:paragraph-rsid="0053a6f5" style:font-weight-asian="bold" style:font-weight-complex="bold"/>
    </style:style>
    <style:style style:name="P22" style:family="paragraph" style:parent-style-name="Standard">
      <style:paragraph-properties fo:text-align="start" style:justify-single-word="false"/>
      <style:text-properties fo:font-weight="bold" officeooo:rsid="0016c3a0" officeooo:paragraph-rsid="005539ab" style:font-weight-asian="bold" style:font-weight-complex="bold"/>
    </style:style>
    <style:style style:name="P23" style:family="paragraph" style:parent-style-name="Standard">
      <style:paragraph-properties fo:text-align="start" style:justify-single-word="false"/>
      <style:text-properties fo:font-weight="bold" officeooo:rsid="0016c3a0" officeooo:paragraph-rsid="0057483a" style:font-weight-asian="bold" style:font-weight-complex="bold"/>
    </style:style>
    <style:style style:name="P24" style:family="paragraph" style:parent-style-name="Standard">
      <style:text-properties officeooo:paragraph-rsid="004eb4dc"/>
    </style:style>
    <style:style style:name="P25" style:family="paragraph" style:parent-style-name="Standard">
      <style:text-properties officeooo:rsid="004eb4dc" officeooo:paragraph-rsid="00519562"/>
    </style:style>
    <style:style style:name="P26" style:family="paragraph" style:parent-style-name="Standard">
      <style:text-properties officeooo:rsid="004eb4dc" officeooo:paragraph-rsid="005539ab"/>
    </style:style>
    <style:style style:name="P27" style:family="paragraph" style:parent-style-name="Standard">
      <style:paragraph-properties fo:text-align="start" style:justify-single-word="false"/>
      <style:text-properties officeooo:rsid="0016c3a0" officeooo:paragraph-rsid="005539ab"/>
    </style:style>
    <style:style style:name="P28" style:family="paragraph" style:parent-style-name="Text_20_body">
      <style:text-properties officeooo:paragraph-rsid="003ffea9"/>
    </style:style>
    <style:style style:name="P29" style:family="paragraph" style:parent-style-name="Text_20_body">
      <style:text-properties officeooo:paragraph-rsid="0042fb71"/>
    </style:style>
    <style:style style:name="P30" style:family="paragraph" style:parent-style-name="Text_20_body">
      <style:text-properties officeooo:paragraph-rsid="0044f016"/>
    </style:style>
    <style:style style:name="P31" style:family="paragraph" style:parent-style-name="Text_20_body">
      <style:text-properties officeooo:paragraph-rsid="0046990e"/>
    </style:style>
    <style:style style:name="P32" style:family="paragraph" style:parent-style-name="Text_20_body">
      <style:text-properties officeooo:paragraph-rsid="0047b0fa"/>
    </style:style>
    <style:style style:name="P33" style:family="paragraph" style:parent-style-name="Text_20_body">
      <style:text-properties officeooo:paragraph-rsid="00484ead"/>
    </style:style>
    <style:style style:name="P34" style:family="paragraph" style:parent-style-name="Text_20_body">
      <style:text-properties officeooo:paragraph-rsid="004ce752"/>
    </style:style>
    <style:style style:name="P35" style:family="paragraph" style:parent-style-name="Text_20_body">
      <style:text-properties officeooo:paragraph-rsid="004d9202"/>
    </style:style>
    <style:style style:name="P36" style:family="paragraph" style:parent-style-name="Text_20_body">
      <style:text-properties officeooo:paragraph-rsid="004eb4dc"/>
    </style:style>
    <style:style style:name="P37" style:family="paragraph" style:parent-style-name="Text_20_body">
      <style:text-properties officeooo:paragraph-rsid="00559bb9"/>
    </style:style>
    <style:style style:name="P38" style:family="paragraph" style:parent-style-name="Text_20_body">
      <style:text-properties officeooo:paragraph-rsid="005805da"/>
    </style:style>
    <style:style style:name="P39" style:family="paragraph" style:parent-style-name="Text_20_body">
      <style:text-properties officeooo:paragraph-rsid="00586bf2"/>
    </style:style>
    <style:style style:name="P40" style:family="paragraph" style:parent-style-name="Text_20_body">
      <style:text-properties officeooo:paragraph-rsid="005912f0"/>
    </style:style>
    <style:style style:name="P41" style:family="paragraph" style:parent-style-name="Text_20_body">
      <style:text-properties officeooo:paragraph-rsid="00594b75"/>
    </style:style>
    <style:style style:name="P42" style:family="paragraph" style:parent-style-name="Heading_20_1">
      <style:text-properties style:text-underline-style="solid" style:text-underline-width="auto" style:text-underline-color="font-color"/>
    </style:style>
    <style:style style:name="P43" style:family="paragraph" style:parent-style-name="Heading_20_1">
      <style:text-properties style:text-underline-style="solid" style:text-underline-width="auto" style:text-underline-color="font-color" officeooo:rsid="002c134b" officeooo:paragraph-rsid="002c134b"/>
    </style:style>
    <style:style style:name="P44" style:family="paragraph" style:parent-style-name="Heading_20_1">
      <style:text-properties officeooo:paragraph-rsid="00559bb9"/>
    </style:style>
    <style:style style:name="P45" style:family="paragraph" style:parent-style-name="Contents_20_1">
      <style:paragraph-properties>
        <style:tab-stops>
          <style:tab-stop style:position="17cm" style:type="right" style:leader-style="dotted" style:leader-text="."/>
        </style:tab-stops>
      </style:paragraph-properties>
    </style:style>
    <style:style style:name="P46" style:family="paragraph" style:parent-style-name="Table_20_Contents">
      <style:paragraph-properties fo:text-align="center" style:justify-single-word="false"/>
      <style:text-properties officeooo:rsid="0034b0a4" officeooo:paragraph-rsid="004eb4dc"/>
    </style:style>
    <style:style style:name="T1" style:family="text">
      <style:text-properties style:text-underline-style="none"/>
    </style:style>
    <style:style style:name="T2" style:family="text">
      <style:text-properties style:text-underline-style="none" officeooo:rsid="003418e6"/>
    </style:style>
    <style:style style:name="T3" style:family="text">
      <style:text-properties style:text-underline-style="none" officeooo:rsid="00289541"/>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165ace" style:font-weight-asian="normal" style:font-weight-complex="normal"/>
    </style:style>
    <style:style style:name="T6" style:family="text">
      <style:text-properties style:text-underline-style="none" fo:font-weight="normal" officeooo:rsid="002e606e" style:font-weight-asian="normal" style:font-weight-complex="normal"/>
    </style:style>
    <style:style style:name="T7" style:family="text">
      <style:text-properties style:text-underline-style="none" fo:font-weight="normal" officeooo:rsid="004a232e" style:font-weight-asian="normal" style:font-weight-complex="normal"/>
    </style:style>
    <style:style style:name="T8" style:family="text">
      <style:text-properties style:text-underline-style="none" fo:font-weight="normal" officeooo:rsid="0032524c" style:font-weight-asian="normal" style:font-weight-complex="normal"/>
    </style:style>
    <style:style style:name="T9" style:family="text">
      <style:text-properties style:text-underline-style="none" fo:font-weight="normal" officeooo:rsid="00326403" style:font-weight-asian="normal" style:font-weight-complex="normal"/>
    </style:style>
    <style:style style:name="T10" style:family="text">
      <style:text-properties style:text-underline-style="none" fo:font-weight="normal" officeooo:rsid="001d08d5" style:font-weight-asian="normal" style:font-weight-complex="normal"/>
    </style:style>
    <style:style style:name="T11" style:family="text">
      <style:text-properties style:text-underline-style="none" fo:font-weight="normal" officeooo:rsid="004ba622" style:font-weight-asian="normal" style:font-weight-complex="normal"/>
    </style:style>
    <style:style style:name="T12" style:family="text">
      <style:text-properties style:text-underline-style="none" fo:font-weight="normal" officeooo:rsid="004ce752" style:font-weight-asian="normal" style:font-weight-complex="normal"/>
    </style:style>
    <style:style style:name="T13" style:family="text">
      <style:text-properties style:text-underline-style="none" fo:font-weight="normal" officeooo:rsid="0034b0a4" style:font-weight-asian="normal" style:font-weight-complex="normal"/>
    </style:style>
    <style:style style:name="T14" style:family="text">
      <style:text-properties style:text-underline-style="none" fo:font-weight="normal" officeooo:rsid="0038584b" style:font-weight-asian="normal" style:font-weight-complex="normal"/>
    </style:style>
    <style:style style:name="T15" style:family="text">
      <style:text-properties style:text-underline-style="none" fo:font-weight="normal" officeooo:rsid="00362c2f" style:font-weight-asian="normal" style:font-weight-complex="normal"/>
    </style:style>
    <style:style style:name="T16" style:family="text">
      <style:text-properties style:text-underline-style="none" fo:font-weight="normal" officeooo:rsid="003704f0" style:font-weight-asian="normal" style:font-weight-complex="normal"/>
    </style:style>
    <style:style style:name="T17" style:family="text">
      <style:text-properties style:text-underline-style="none" fo:font-weight="normal" officeooo:rsid="0037a853" style:font-weight-asian="normal" style:font-weight-complex="normal"/>
    </style:style>
    <style:style style:name="T18" style:family="text">
      <style:text-properties style:text-underline-style="none" fo:font-weight="normal" officeooo:rsid="00519562" style:font-weight-asian="normal" style:font-weight-complex="normal"/>
    </style:style>
    <style:style style:name="T19" style:family="text">
      <style:text-properties style:text-underline-style="none" fo:font-weight="normal" officeooo:rsid="00531953" style:font-weight-asian="normal" style:font-weight-complex="normal"/>
    </style:style>
    <style:style style:name="T20" style:family="text">
      <style:text-properties style:text-underline-style="none" fo:font-weight="normal" officeooo:rsid="005539ab" style:font-weight-asian="normal" style:font-weight-complex="normal"/>
    </style:style>
    <style:style style:name="T21" style:family="text">
      <style:text-properties style:text-underline-style="none" fo:font-weight="normal" officeooo:rsid="00559bb9" style:font-weight-asian="normal" style:font-weight-complex="normal"/>
    </style:style>
    <style:style style:name="T22" style:family="text">
      <style:text-properties style:text-underline-style="none" fo:font-weight="normal" officeooo:rsid="00594b75" style:font-weight-asian="normal" style:font-weight-complex="normal"/>
    </style:style>
    <style:style style:name="T23" style:family="text">
      <style:text-properties style:text-underline-style="none" officeooo:rsid="002ec699"/>
    </style:style>
    <style:style style:name="T24" style:family="text">
      <style:text-properties style:text-underline-style="none" officeooo:rsid="00594b75"/>
    </style:style>
    <style:style style:name="T25" style:family="text">
      <style:text-properties officeooo:rsid="003418e6"/>
    </style:style>
    <style:style style:name="T26"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T27" style:family="text">
      <style:text-properties fo:color="#ff0000" fo:font-size="20pt" style:text-underline-style="solid" style:text-underline-width="auto" style:text-underline-color="font-color" fo:font-weight="bold" officeooo:rsid="002a88c9" style:font-size-asian="20pt" style:font-weight-asian="bold" style:font-size-complex="20pt" style:font-weight-complex="bold"/>
    </style:style>
    <style:style style:name="T28"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normal" officeooo:rsid="0021917d" style:font-weight-asian="normal" style:font-weight-complex="normal"/>
    </style:style>
    <style:style style:name="T31" style:family="text">
      <style:text-properties style:text-underline-style="solid" style:text-underline-width="auto" style:text-underline-color="font-color" fo:font-weight="normal" officeooo:rsid="0032524c" style:font-weight-asian="normal" style:font-weight-complex="normal"/>
    </style:style>
    <style:style style:name="T32" style:family="text">
      <style:text-properties style:text-underline-style="solid" style:text-underline-width="auto" style:text-underline-color="font-color" fo:font-weight="normal" officeooo:rsid="004a232e" style:font-weight-asian="normal" style:font-weight-complex="normal"/>
    </style:style>
    <style:style style:name="T33" style:family="text">
      <style:text-properties style:text-underline-style="solid" style:text-underline-width="auto" style:text-underline-color="font-color" fo:font-weight="normal" officeooo:rsid="005805da" style:font-weight-asian="normal" style:font-weight-complex="normal"/>
    </style:style>
    <style:style style:name="T34" style:family="text">
      <style:text-properties style:text-underline-style="solid" style:text-underline-width="auto" style:text-underline-color="font-color" fo:font-weight="normal" officeooo:rsid="005912f0" style:font-weight-asian="normal" style:font-weight-complex="normal"/>
    </style:style>
    <style:style style:name="T35" style:family="text">
      <style:text-properties style:text-underline-style="solid" style:text-underline-width="auto" style:text-underline-color="font-color" officeooo:rsid="003ffea9"/>
    </style:style>
    <style:style style:name="T36" style:family="text">
      <style:text-properties style:text-underline-style="solid" style:text-underline-width="auto" style:text-underline-color="font-color" officeooo:rsid="0044f016"/>
    </style:style>
    <style:style style:name="T37" style:family="text">
      <style:text-properties style:text-underline-style="solid" style:text-underline-width="auto" style:text-underline-color="font-color" officeooo:rsid="00484ead"/>
    </style:style>
    <style:style style:name="T38" style:family="text">
      <style:text-properties style:text-underline-style="solid" style:text-underline-width="auto" style:text-underline-color="font-color" officeooo:rsid="00559bb9"/>
    </style:style>
    <style:style style:name="T39" style:family="text">
      <style:text-properties style:text-underline-style="solid" style:text-underline-width="auto" style:text-underline-color="font-color" officeooo:rsid="00594b75"/>
    </style:style>
    <style:style style:name="T40" style:family="text">
      <style:text-properties style:font-name="Liberation Serif" fo:font-size="12pt" style:text-underline-style="none" fo:font-weight="normal" officeooo:rsid="00165ace" style:font-weight-asian="normal" style:font-weight-complex="normal"/>
    </style:style>
    <style:style style:name="T41" style:family="text">
      <style:text-properties style:font-name="Liberation Serif" fo:font-size="12pt" style:text-underline-style="none" fo:font-weight="normal" officeooo:rsid="002c134b" style:font-weight-asian="normal" style:font-weight-complex="normal"/>
    </style:style>
    <style:style style:name="T42" style:family="text">
      <style:text-properties style:font-name="Liberation Serif" fo:font-size="12pt" style:text-underline-style="none" fo:font-weight="normal" officeooo:rsid="0018b87e" style:font-weight-asian="normal" style:font-weight-complex="normal"/>
    </style:style>
    <style:style style:name="T43" style:family="text">
      <style:text-properties style:font-name="Liberation Serif" fo:font-size="12pt" style:text-underline-style="none" fo:font-weight="normal" officeooo:rsid="0024bcb6" style:font-weight-asian="normal" style:font-weight-complex="normal"/>
    </style:style>
    <style:style style:name="T44" style:family="text">
      <style:text-properties style:font-name="Liberation Serif" fo:font-size="12pt" style:text-underline-style="none" fo:font-weight="normal" officeooo:rsid="00256e60" style:font-weight-asian="normal" style:font-weight-complex="normal"/>
    </style:style>
    <style:style style:name="T45" style:family="text">
      <style:text-properties style:font-name="Liberation Serif" fo:font-size="12pt" style:text-underline-style="none" fo:font-weight="normal" officeooo:rsid="00273056" style:font-weight-asian="normal" style:font-weight-complex="normal"/>
    </style:style>
    <style:style style:name="T46" style:family="text">
      <style:text-properties style:font-name="Liberation Serif" fo:font-size="12pt" style:text-underline-style="none" fo:font-weight="normal" officeooo:rsid="004398a4" style:font-weight-asian="normal" style:font-weight-complex="normal"/>
    </style:style>
    <style:style style:name="T47" style:family="text">
      <style:text-properties style:font-name="Liberation Serif" fo:font-size="12pt" style:text-underline-style="none" fo:font-weight="normal" officeooo:rsid="003091c4" style:font-weight-asian="normal" style:font-weight-complex="normal"/>
    </style:style>
    <style:style style:name="T48" style:family="text">
      <style:text-properties style:font-name="Liberation Serif" fo:font-size="12pt" style:text-underline-style="none" fo:font-weight="normal" officeooo:rsid="003418e6" style:font-weight-asian="normal" style:font-weight-complex="normal"/>
    </style:style>
    <style:style style:name="T49" style:family="text">
      <style:text-properties style:font-name="Liberation Serif" fo:font-size="12pt" style:text-underline-style="none" fo:font-weight="normal" officeooo:rsid="001c0728" style:font-weight-asian="normal" style:font-weight-complex="normal"/>
    </style:style>
    <style:style style:name="T50" style:family="text">
      <style:text-properties style:font-name="Liberation Serif" fo:font-size="12pt" style:text-underline-style="none" fo:font-weight="normal" officeooo:rsid="00360db6" style:font-weight-asian="normal" style:font-weight-complex="normal"/>
    </style:style>
    <style:style style:name="T51" style:family="text">
      <style:text-properties style:font-name="Liberation Serif" fo:font-size="12pt" style:text-underline-style="none" fo:font-weight="normal" officeooo:rsid="001d08d5" style:font-weight-asian="normal" style:font-weight-complex="normal"/>
    </style:style>
    <style:style style:name="T52" style:family="text">
      <style:text-properties style:font-name="Liberation Serif" fo:font-size="12pt" style:text-underline-style="none" fo:font-weight="normal" officeooo:rsid="0021917d" style:font-weight-asian="normal" style:font-weight-complex="normal"/>
    </style:style>
    <style:style style:name="T53" style:family="text">
      <style:text-properties style:font-name="Liberation Serif" fo:font-size="12pt" style:text-underline-style="none" fo:font-weight="normal" officeooo:rsid="00386759" style:font-weight-asian="normal" style:font-weight-complex="normal"/>
    </style:style>
    <style:style style:name="T54" style:family="text">
      <style:text-properties style:font-name="Liberation Serif" fo:font-size="12pt" style:text-underline-style="none" fo:font-weight="normal" officeooo:rsid="002916aa" style:font-weight-asian="normal" style:font-weight-complex="normal"/>
    </style:style>
    <style:style style:name="T55" style:family="text">
      <style:text-properties style:font-name="Liberation Serif" fo:font-size="12pt" style:text-underline-style="none" fo:font-weight="normal" officeooo:rsid="00397ea6" style:font-weight-asian="normal" style:font-weight-complex="normal"/>
    </style:style>
    <style:style style:name="T56" style:family="text">
      <style:text-properties style:font-name="Liberation Serif" fo:font-size="12pt" style:text-underline-style="none" fo:font-weight="normal" officeooo:rsid="003d3f43" style:font-weight-asian="normal" style:font-weight-complex="normal"/>
    </style:style>
    <style:style style:name="T57" style:family="text">
      <style:text-properties style:font-name="Liberation Serif" fo:font-size="12pt" style:text-underline-style="none" fo:font-weight="normal" officeooo:rsid="003f3e1b" style:font-weight-asian="normal" style:font-weight-complex="normal"/>
    </style:style>
    <style:style style:name="T58" style:family="text">
      <style:text-properties style:font-name="Liberation Serif" fo:font-size="12pt" style:text-underline-style="none" fo:font-weight="normal" officeooo:rsid="0057483a" style:font-weight-asian="normal" style:font-weight-complex="normal"/>
    </style:style>
    <style:style style:name="T59" style:family="text">
      <style:text-properties style:font-name="Liberation Serif" fo:font-size="12pt" style:text-underline-style="none" officeooo:rsid="002c134b"/>
    </style:style>
    <style:style style:name="T60" style:family="text">
      <style:text-properties style:font-name="Liberation Serif" fo:font-size="12pt" style:text-underline-style="none" officeooo:rsid="001a46d0"/>
    </style:style>
    <style:style style:name="T61" style:family="text">
      <style:text-properties fo:font-weight="normal" style:font-weight-asian="normal" style:font-weight-complex="normal"/>
    </style:style>
    <style:style style:name="T62" style:family="text">
      <style:text-properties fo:font-weight="normal" officeooo:rsid="001d08d5" style:font-weight-asian="normal" style:font-weight-complex="normal"/>
    </style:style>
    <style:style style:name="T63" style:family="text">
      <style:text-properties fo:font-weight="normal" officeooo:rsid="00386759" style:font-weight-asian="normal" style:font-weight-complex="normal"/>
    </style:style>
    <style:style style:name="T64" style:family="text">
      <style:text-properties fo:font-weight="normal" officeooo:rsid="0042fb71" style:font-weight-asian="normal" style:font-weight-complex="normal"/>
    </style:style>
    <style:style style:name="T65" style:family="text">
      <style:text-properties fo:font-weight="normal" officeooo:rsid="0044f016" style:font-weight-asian="normal" style:font-weight-complex="normal"/>
    </style:style>
    <style:style style:name="T66" style:family="text">
      <style:text-properties fo:font-weight="normal" officeooo:rsid="0046990e" style:font-weight-asian="normal" style:font-weight-complex="normal"/>
    </style:style>
    <style:style style:name="T67" style:family="text">
      <style:text-properties fo:font-weight="normal" officeooo:rsid="0047b0fa" style:font-weight-asian="normal" style:font-weight-complex="normal"/>
    </style:style>
    <style:style style:name="T68" style:family="text">
      <style:text-properties fo:font-weight="normal" officeooo:rsid="004ce752" style:font-weight-asian="normal" style:font-weight-complex="normal"/>
    </style:style>
    <style:style style:name="T69" style:family="text">
      <style:text-properties fo:font-weight="normal" officeooo:rsid="004d9202" style:font-weight-asian="normal" style:font-weight-complex="normal"/>
    </style:style>
    <style:style style:name="T70" style:family="text">
      <style:text-properties fo:font-weight="normal" officeooo:rsid="005805da" style:font-weight-asian="normal" style:font-weight-complex="normal"/>
    </style:style>
    <style:style style:name="T71" style:family="text">
      <style:text-properties fo:font-weight="normal" officeooo:rsid="00586bf2" style:font-weight-asian="normal" style:font-weight-complex="normal"/>
    </style:style>
    <style:style style:name="T72" style:family="text">
      <style:text-properties fo:font-weight="normal" officeooo:rsid="005912f0" style:font-weight-asian="normal" style:font-weight-complex="normal"/>
    </style:style>
    <style:style style:name="T73" style:family="text">
      <style:text-properties fo:font-weight="normal" officeooo:rsid="00594b75" style:font-weight-asian="normal" style:font-weight-complex="normal"/>
    </style:style>
    <style:style style:name="T74" style:family="text">
      <style:text-properties fo:color="#ff3333" style:text-underline-style="solid" style:text-underline-width="auto" style:text-underline-color="font-color" fo:font-weight="normal" officeooo:rsid="00165ace" style:font-weight-asian="normal" style:font-weight-complex="normal"/>
    </style:style>
    <style:style style:name="T75" style:family="text">
      <style:text-properties fo:color="#ff3333" fo:font-weight="normal" officeooo:rsid="00165ace" style:font-weight-asian="normal" style:font-weight-complex="normal"/>
    </style:style>
    <style:style style:name="T76" style:family="text">
      <style:text-properties fo:color="#ff3333" style:text-underline-style="none" fo:font-weight="normal" officeooo:rsid="005539ab" style:font-weight-asian="normal" style:font-weight-complex="normal"/>
    </style:style>
    <style:style style:name="T77" style:family="text">
      <style:text-properties fo:font-size="12pt" style:text-underline-style="none" fo:font-weight="normal" officeooo:rsid="003ffea9" style:font-size-asian="10.5pt" style:font-weight-asian="normal" style:font-size-complex="12pt" style:font-weight-complex="normal"/>
    </style:style>
    <style:style style:name="T78" style:family="text">
      <style:text-properties fo:font-size="12pt" style:text-underline-style="none" fo:font-weight="normal" officeooo:rsid="00414fe1" style:font-size-asian="10.5pt" style:font-weight-asian="normal" style:font-size-complex="12pt" style:font-weight-complex="normal"/>
    </style:style>
    <style:style style:name="T79" style:family="text">
      <style:text-properties fo:font-size="12pt" style:text-underline-style="none" fo:font-weight="normal" officeooo:rsid="0042fb71" style:font-size-asian="10.5pt" style:font-weight-asian="normal" style:font-size-complex="12pt" style:font-weight-complex="normal"/>
    </style:style>
    <style:style style:name="T80" style:family="text">
      <style:text-properties officeooo:rsid="004eb4dc"/>
    </style:style>
    <style:style style:name="T81" style:family="text">
      <style:text-properties officeooo:rsid="00519562"/>
    </style:style>
    <style:style style:name="T82" style:family="text">
      <style:text-properties officeooo:rsid="0057483a"/>
    </style:style>
    <style:style style:name="T83" style:family="text">
      <style:text-properties officeooo:rsid="0057c5fc"/>
    </style:style>
    <style:style style:name="T84" style:family="text">
      <style:text-properties officeooo:rsid="00594b75"/>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5"><text:a xlink:type="simple" xlink:href="#__RefHeading___Toc6373_731744813" text:style-name="Index_20_Link" text:visited-style-name="Index_20_Link">I) Connaissance du matériel<text:tab/>1</text:a></text:p>
          <text:p text:style-name="P45"><text:a xlink:type="simple" xlink:href="#__RefHeading___Toc6375_731744813" text:style-name="Index_20_Link" text:visited-style-name="Index_20_Link">II) Mise en services<text:tab/>1</text:a></text:p>
          <text:p text:style-name="P45"><text:a xlink:type="simple" xlink:href="#__RefHeading___Toc6377_731744813" text:style-name="Index_20_Link" text:visited-style-name="Index_20_Link">III) Plan de numérotations<text:tab/>2</text:a></text:p>
          <text:p text:style-name="P45"><text:a xlink:type="simple" xlink:href="#__RefHeading___Toc6379_731744813" text:style-name="Index_20_Link" text:visited-style-name="Index_20_Link">IV) Installation des postes<text:tab/>3</text:a></text:p>
        </text:index-body>
      </text:table-of-content>
      <text:h text:style-name="P43" text:outline-level="1"><text:bookmark-start text:name="__RefHeading___Toc6373_731744813"/>I) Connaissance du matériel<text:bookmark-end text:name="__RefHeading___Toc6373_731744813"/></text:h>
      <text:p text:style-name="P4"><text:span text:style-name="T75">OmniPCX Office :</text:span><text:span text:style-name="T5"> </text:span><text:span text:style-name="T4">Système simple et puissant qui permet d’offrir un service téléphonique évolué qui s’installe et s’exploite facilement. Il rend le service téléphonique plus efficace car il diminue les pertes d’appels.</text:span></text:p>
      <text:p text:style-name="P5"/>
      <text:p text:style-name="P3"><text:span text:style-name="T74">OmniPCX Enterprise :</text:span><text:span text:style-name="T40"> </text:span><text:span text:style-name="T41">C</text:span><text:span text:style-name="T40">ommutateur téléphonique privé basé sur une </text:span><text:span text:style-name="T59">infrastructure réseau Data IP , </text:span><text:span text:style-name="T60">ils supportent plusieurs type de lignes téléphoniques.</text:span></text:p>
      <text:p text:style-name="P12"/>
      <text:p text:style-name="P6">On dispose d’un OmniPCX Office.</text:p>
      <text:p text:style-name="P6"/>
      <text:p text:style-name="P13">Il y a 4 gammes de produits :</text:p>
      <text:p text:style-name="P13"/>
      <text:p text:style-name="P13">- OmniPCX Office RCE Small</text:p>
      <text:p text:style-name="P13">- OmniPCX Office RCE Medium</text:p>
      <text:p text:style-name="P13">- OmniPCX Office RCE Large</text:p>
      <text:p text:style-name="P13">- OmniPCX Office RCE Compact.</text:p>
      <text:p text:style-name="P13"/>
      <text:p text:style-name="P14"><text:span text:style-name="T82">Ici n</text:span>ous possédons un OmniPCX office RCE Small.</text:p>
      <text:p text:style-name="P14"/>
      <text:p text:style-name="P7"><text:span text:style-name="T1">D’après la façade de l’autocommutateur nous </text:span><text:span text:style-name="T23">disposons</text:span><text:span text:style-name="T1"> 4 ports pour postes analogiques, 4 ports pour postes numériques et 4T0. </text:span><text:span text:style-name="T23">Nous avons donc on <text:s/>12 communications en simultanés possibles.</text:span></text:p>
      <text:p text:style-name="P15"/>
      <text:h text:style-name="P42" text:outline-level="1"><text:bookmark-start text:name="__RefHeading___Toc6375_731744813"/>II) Mise en services<text:bookmark-end text:name="__RefHeading___Toc6375_731744813"/></text:h>
      <text:p text:style-name="P23"><text:span text:style-name="Strong_20_Emphasis"><text:span text:style-name="T47">Nous gardons</text:span></text:span><text:span text:style-name="Strong_20_Emphasis"><text:span text:style-name="T43"> un PC relié au réseau de l’IUT (le </text:span></text:span><text:span text:style-name="Strong_20_Emphasis"><text:span text:style-name="T47">poste </text:span></text:span><text:span text:style-name="Strong_20_Emphasis"><text:span text:style-name="T43">B1) et on connecte le deuxième (</text:span></text:span><text:span text:style-name="Strong_20_Emphasis"><text:span text:style-name="T47">le poste </text:span></text:span><text:span text:style-name="Strong_20_Emphasis"><text:span text:style-name="T43">B2) sur le port LAN de l’OXO (Alcatel </text:span></text:span><text:span text:style-name="Strong_20_Emphasis"><text:span text:style-name="T47">2</text:span></text:span><text:span text:style-name="Strong_20_Emphasis"><text:span text:style-name="T43">). Il est en configuration usine donc il faut q</text:span></text:span><text:span text:style-name="Strong_20_Emphasis"><text:span text:style-name="T47">ue l’on</text:span></text:span><text:span text:style-name="Strong_20_Emphasis"><text:span text:style-name="T43"> modifie la configuration du PC pour qu’il puisse communiquer avec l’OXO. </text:span></text:span><text:span text:style-name="Strong_20_Emphasis"><text:span text:style-name="T44">Sur le </text:span></text:span><text:span text:style-name="Strong_20_Emphasis"><text:span text:style-name="T47">poste</text:span></text:span><text:span text:style-name="Strong_20_Emphasis"><text:span text:style-name="T44"> B2 nous allons dans panneau de configuration pour changer la configuration de l’ordinateur , <text:s/></text:span></text:span><text:span text:style-name="Strong_20_Emphasis"><text:span text:style-name="T47">nous changeons</text:span></text:span><text:span text:style-name="Strong_20_Emphasis"><text:span text:style-name="T44"> l’adresse IP de l’ordinateur B2 en 192.168.92.</text:span></text:span><text:span text:style-name="Strong_20_Emphasis"><text:span text:style-name="T47">69</text:span></text:span><text:span text:style-name="Strong_20_Emphasis"><text:span text:style-name="T44"> , le masque de sous-réseau en 255.255.255.0, la passerelle par défaut en 192.168.92.254. </text:span></text:span><text:span text:style-name="Strong_20_Emphasis"><text:span text:style-name="T48">Nous ne</text:span></text:span><text:span text:style-name="Strong_20_Emphasis"><text:span text:style-name="T45"> p</text:span></text:span><text:span text:style-name="Strong_20_Emphasis"><text:span text:style-name="T48">ouvons</text:span></text:span><text:span text:style-name="Strong_20_Emphasis"><text:span text:style-name="T45"> pas passer par le switch de la salle </text:span></text:span><text:span text:style-name="Strong_20_Emphasis"><text:span text:style-name="T58">sinon</text:span></text:span><text:span text:style-name="Strong_20_Emphasis"><text:span text:style-name="T45"> le serveur de l’IUT va nous donn</text:span></text:span><text:span text:style-name="Strong_20_Emphasis"><text:span text:style-name="T58">er</text:span></text:span><text:span text:style-name="Strong_20_Emphasis"><text:span text:style-name="T45"> un adresse IP automatiquement </text:span></text:span><text:span text:style-name="Strong_20_Emphasis"><text:span text:style-name="T48">(DHCP)</text:span></text:span><text:span text:style-name="Strong_20_Emphasis"><text:span text:style-name="T45"> et </text:span></text:span><text:span text:style-name="Strong_20_Emphasis"><text:span text:style-name="T58">nous ne pourront pas communiquer avec l’autocommutateur.</text:span></text:span></text:p>
      <text:p text:style-name="P23"><text:span text:style-name="Strong_20_Emphasis"><text:span text:style-name="T45"/></text:span></text:p>
      <text:p text:style-name="P23"><text:span text:style-name="Strong_20_Emphasis"><text:span text:style-name="T50">Le mot de passe abonné est u</text:span></text:span><text:span text:style-name="Strong_20_Emphasis"><text:span text:style-name="T49">niquement </text:span></text:span><text:span text:style-name="Strong_20_Emphasis"><text:span text:style-name="T50">composé </text:span></text:span><text:span text:style-name="Strong_20_Emphasis"><text:span text:style-name="T49">de chiffres et </text:span></text:span><text:span text:style-name="Strong_20_Emphasis"><text:span text:style-name="T50">son</text:span></text:span><text:span text:style-name="Strong_20_Emphasis"><text:span text:style-name="T49"> m</text:span></text:span><text:span text:style-name="Strong_20_Emphasis"><text:span text:style-name="T46">ot de passe </text:span></text:span><text:span text:style-name="Strong_20_Emphasis"><text:span text:style-name="T50">est </text:span></text:span><text:span text:style-name="Strong_20_Emphasis"><text:span text:style-name="T49">: </text:span></text:span><text:span text:style-name="Strong_20_Emphasis"><text:span text:style-name="T50">311723</text:span></text:span></text:p>
      <text:p text:style-name="P8"><text:span text:style-name="Strong_20_Emphasis"><text:span text:style-name="T50"/></text:span></text:p>
      <text:p text:style-name="P9"><text:span text:style-name="Strong_20_Emphasis"><text:span text:style-name="T42">On retrouve le nom du clien</text:span></text:span><text:span text:style-name="Strong_20_Emphasis"><text:span text:style-name="T51">t dans la liste de l’OmniPCX Office Management Console </text:span></text:span><text:span text:style-name="Strong_20_Emphasis"><text:span text:style-name="T42">, le numéro de téléphone renseigné </text:span></text:span><text:span text:style-name="Strong_20_Emphasis"><text:span text:style-name="T45">aussi </text:span></text:span><text:span text:style-name="Strong_20_Emphasis"><text:span text:style-name="T42">, et le numéro de tête de l’installatio</text:span></text:span><text:span text:style-name="Strong_20_Emphasis"><text:span text:style-name="T45">n aussi.</text:span></text:span></text:p>
      <text:p text:style-name="P9"><text:soft-page-break/><text:span text:style-name="Strong_20_Emphasis"><text:span text:style-name="T45"/></text:span></text:p>
      <text:p text:style-name="P10"><text:span text:style-name="Strong_20_Emphasis"><text:span text:style-name="T30"/></text:span></text:p>
      <text:p text:style-name="P10"><text:span text:style-name="Strong_20_Emphasis"><text:span text:style-name="T30"/></text:span></text:p>
      <text:p text:style-name="P10"><text:span text:style-name="Strong_20_Emphasis"><text:span text:style-name="T62">- f105d</text:span></text:span><text:span text:style-name="Strong_20_Emphasis"><text:span text:style-name="T63">c2a</text:span></text:span></text:p>
      <text:p text:style-name="P10"><text:span text:style-name="Strong_20_Emphasis"><text:span text:style-name="T52">- Nous retrouvons bien le numéro de sér</text:span></text:span><text:span text:style-name="Strong_20_Emphasis"><text:span text:style-name="T53">ie</text:span></text:span><text:span text:style-name="Strong_20_Emphasis"><text:span text:style-name="T52"> sur l’OXO.</text:span></text:span></text:p>
      <text:p text:style-name="P10"><text:span text:style-name="Strong_20_Emphasis"><text:span text:style-name="T52"/></text:span></text:p>
      <text:p text:style-name="P11"><text:span text:style-name="Strong_20_Emphasis"><text:span text:style-name="T45">Il y a plusieurs fonctions possibles </text:span></text:span><text:span text:style-name="Strong_20_Emphasis"><text:span text:style-name="T55">comme par exemple</text:span></text:span><text:span text:style-name="Strong_20_Emphasis"><text:span text:style-name="T45"> messagerie vocale, </text:span></text:span><text:span text:style-name="Strong_20_Emphasis"><text:span text:style-name="T55">c</text:span></text:span><text:span text:style-name="Strong_20_Emphasis"><text:span text:style-name="T45">entre d’appel, listes des abonnés </text:span></text:span><text:span text:style-name="Strong_20_Emphasis"><text:span text:style-name="T54">et des serveurs</text:span></text:span><text:span text:style-name="Strong_20_Emphasis"><text:span text:style-name="T45"> (utilisateurs , etc...).</text:span></text:span></text:p>
      <text:p text:style-name="P11"><text:span text:style-name="Strong_20_Emphasis"><text:span text:style-name="T45"/></text:span></text:p>
      <text:p text:style-name="P17"><text:span text:style-name="Strong_20_Emphasis"><text:span text:style-name="T56">Nous pouvons voir qu’il y a plusieurs type de cartes CPU, mixed dans le slot 1 et pas de carte dans le slot 2. Nous pouvons aussi voir que les cartes ont des variantes mais aussi voir leurs présences dans l‘autocommutateur, </text:span></text:span><text:span text:style-name="Strong_20_Emphasis"><text:span text:style-name="T57">l’alimentation l’environnement de la carte.</text:span></text:span></text:p>
      <text:p text:style-name="P17"><text:span text:style-name="Strong_20_Emphasis"><text:span text:style-name="T57"/></text:span></text:p>
      <text:h text:style-name="Heading_20_1" text:outline-level="1"><text:bookmark-start text:name="__RefHeading___Toc6377_731744813"/><text:span text:style-name="Strong_20_Emphasis"><text:span text:style-name="T29">II</text:span></text:span><text:span text:style-name="Strong_20_Emphasis"><text:span text:style-name="T36">I</text:span></text:span><text:span text:style-name="Strong_20_Emphasis"><text:span text:style-name="T29">) </text:span></text:span><text:span text:style-name="Strong_20_Emphasis"><text:span text:style-name="T35">Plan de numérotations</text:span></text:span><text:bookmark-end text:name="__RefHeading___Toc6377_731744813"/></text:h>
      <text:p text:style-name="P33"><text:span text:style-name="Strong_20_Emphasis"><text:span text:style-name="T37">III.1</text:span></text:span></text:p>
      <text:p text:style-name="P28"><text:span text:style-name="Strong_20_Emphasis"><text:span text:style-name="T77">a) </text:span></text:span><text:span text:style-name="Strong_20_Emphasis"><text:span text:style-name="T78">La plage des numéros possibles pour les postes internes est de 100 à 349 postes. Nous avons donc un total de 249 postes qui peuvent êtres définis. </text:span></text:span><text:span text:style-name="Strong_20_Emphasis"><text:span text:style-name="T79">La profondeur de numérotation est de 3.</text:span></text:span></text:p>
      <text:p text:style-name="P29"><text:span text:style-name="Strong_20_Emphasis"><text:span text:style-name="T64">b) Le numéro d’appel du poste opérateur est le 9. </text:span></text:span><text:span text:style-name="Strong_20_Emphasis"><text:span text:style-name="T65">Son rôle est de servir de numéro de secours.</text:span></text:span></text:p>
      <text:p text:style-name="P30"><text:span text:style-name="Strong_20_Emphasis"><text:span text:style-name="T65">c) Le répertoire collectif a une plage des numéros possibles de </text:span></text:span><text:span text:style-name="Strong_20_Emphasis"><text:span text:style-name="T66">8</text:span></text:span><text:span text:style-name="Strong_20_Emphasis"><text:span text:style-name="T65">000 à </text:span></text:span><text:span text:style-name="Strong_20_Emphasis"><text:span text:style-name="T66">8</text:span></text:span><text:span text:style-name="Strong_20_Emphasis"><text:span text:style-name="T65">399</text:span></text:span></text:p>
      <text:p text:style-name="P31"><text:span text:style-name="Strong_20_Emphasis"><text:span text:style-name="T66">d) </text:span></text:span><text:span text:style-name="Strong_20_Emphasis"><text:span text:style-name="T67">De 1 à 8.</text:span></text:span></text:p>
      <text:p text:style-name="P32"><text:span text:style-name="Strong_20_Emphasis"><text:span text:style-name="T67">e) Les numéros effectivement définis vont de 100 à 117. Ceux qui correspondent à des abonnés physique vont de 100 à 109</text:span></text:span></text:p>
      <text:p text:style-name="P32"><text:span text:style-name="Strong_20_Emphasis"><text:span text:style-name="T67">f) l’information nouvelle est l’adresse physique. </text:span></text:span></text:p>
      <text:p text:style-name="P33"><text:span text:style-name="Strong_20_Emphasis"><text:span text:style-name="T37">III.2</text:span></text:span></text:p>
      <text:p text:style-name="P18"><text:span text:style-name="Strong_20_Emphasis"><text:span text:style-name="T6">Quand on passe à 4 chiffres la plage de numérotation est de 1000 à 1</text:span></text:span><text:span text:style-name="Strong_20_Emphasis"><text:span text:style-name="T7">017</text:span></text:span><text:span text:style-name="Strong_20_Emphasis"><text:span text:style-name="T6">, </text:span></text:span><text:span text:style-name="Strong_20_Emphasis"><text:span text:style-name="T7">nous n’avons plus de plage à 3 chiffres mais à 4.</text:span></text:span><text:span text:style-name="Strong_20_Emphasis"><text:span text:style-name="T6"> </text:span></text:span><text:span text:style-name="Strong_20_Emphasis"><text:span text:style-name="T7">La plage des numéros non utilisés est de 1250 à 1399</text:span></text:span><text:span text:style-name="Strong_20_Emphasis"><text:span text:style-name="T6">. </text:span></text:span></text:p>
      <text:p text:style-name="P18"><text:span text:style-name="Strong_20_Emphasis"><text:span text:style-name="T6"/></text:span></text:p>
      <text:p text:style-name="P18"><text:span text:style-name="Strong_20_Emphasis"><text:span text:style-name="T8">Les opérations nécessaire de faire pour valider la modification sont : </text:span></text:span></text:p>
      <text:p text:style-name="P18"><text:span text:style-name="Strong_20_Emphasis"><text:span text:style-name="T8">- rebranch</text:span></text:span><text:span text:style-name="Strong_20_Emphasis"><text:span text:style-name="T7">er</text:span></text:span><text:span text:style-name="Strong_20_Emphasis"><text:span text:style-name="T8"> le pc </text:span></text:span><text:span text:style-name="Strong_20_Emphasis"><text:span text:style-name="T9">et branch</text:span></text:span><text:span text:style-name="Strong_20_Emphasis"><text:span text:style-name="T7">er</text:span></text:span><text:span text:style-name="Strong_20_Emphasis"><text:span text:style-name="T9"> l’autocommutateur</text:span></text:span><text:span text:style-name="Strong_20_Emphasis"><text:span text:style-name="T8"> sur le switch pour </text:span></text:span><text:span text:style-name="Strong_20_Emphasis"><text:span text:style-name="T9">que les 2</text:span></text:span><text:span text:style-name="Strong_20_Emphasis"><text:span text:style-name="T8"> </text:span></text:span><text:span text:style-name="Strong_20_Emphasis"><text:span text:style-name="T9">soit</text:span></text:span><text:span text:style-name="Strong_20_Emphasis"><text:span text:style-name="T8"> connecté</text:span></text:span><text:span text:style-name="Strong_20_Emphasis"><text:span text:style-name="T7">s</text:span></text:span><text:span text:style-name="Strong_20_Emphasis"><text:span text:style-name="T8"> au réseau de l’IUT</text:span></text:span></text:p>
      <text:p text:style-name="P18"><text:span text:style-name="Strong_20_Emphasis"><text:span text:style-name="T8">- </text:span></text:span><text:span text:style-name="Strong_20_Emphasis"><text:span text:style-name="T7">Avec </text:span></text:span><text:span text:style-name="Strong_20_Emphasis"><text:span text:style-name="T10">OmniPCX Office Management Console </text:span></text:span><text:span text:style-name="Strong_20_Emphasis"><text:span text:style-name="T7">nous allons</text:span></text:span><text:span text:style-name="Strong_20_Emphasis"><text:span text:style-name="T9"> dans Plan de numérotation → Plans de numérotation implicites et </text:span></text:span><text:span text:style-name="Strong_20_Emphasis"><text:span text:style-name="T7">nous réglons</text:span></text:span><text:span text:style-name="Strong_20_Emphasis"><text:span text:style-name="T9"> le plan de Numérotation implicite sur 4 chiffres.</text:span></text:span></text:p>
      <text:p text:style-name="P18"><text:span text:style-name="Strong_20_Emphasis"><text:span text:style-name="T9"/></text:span></text:p>
      <text:h text:style-name="Heading_20_1" text:outline-level="1"><text:bookmark-start text:name="__RefHeading___Toc6379_731744813"/><text:span text:style-name="Strong_20_Emphasis"><text:span text:style-name="T31">IV) Installation des poste</text:span></text:span><text:span text:style-name="Strong_20_Emphasis"><text:span text:style-name="T32">s</text:span></text:span><text:span text:style-name="Strong_20_Emphasis"><text:span text:style-name="T8"> </text:span></text:span><text:bookmark-end text:name="__RefHeading___Toc6379_731744813"/></text:h>
      <text:p text:style-name="P34"><text:span text:style-name="Strong_20_Emphasis"><text:span text:style-name="T12">a) Nous faisons les branchements des postes numériques, analogique et de la borne DECT.</text:span></text:span></text:p>
      <text:p text:style-name="P34"><text:soft-page-break/><text:span text:style-name="Strong_20_Emphasis"><text:span text:style-name="T12">b</text:span></text:span><text:span text:style-name="Strong_20_Emphasis"><text:span text:style-name="T7">) </text:span></text:span><text:span text:style-name="Strong_20_Emphasis"><text:span text:style-name="T11">Les numéros des 2 postes numériques sont 1001 et 1002 et le numéro du poste an</text:span></text:span><text:span text:style-name="Strong_20_Emphasis"><text:span text:style-name="T12">a</text:span></text:span><text:span text:style-name="Strong_20_Emphasis"><text:span text:style-name="T11">logique est 1005. Nous avons testé leur bon fonctionnement est ils fonctionnent tous.</text:span></text:span></text:p>
      <text:p text:style-name="P35"><text:span text:style-name="Strong_20_Emphasis"><text:span text:style-name="T68">c) </text:span></text:span><text:span text:style-name="Strong_20_Emphasis"><text:span text:style-name="T9">Le numéro IPUI (International Portable User Identity</text:span></text:span><text:span text:style-name="Strong_20_Emphasis"><text:span text:style-name="T13">)</text:span></text:span><text:span text:style-name="Strong_20_Emphasis"><text:span text:style-name="T9"> est le numéro d’identification d’un poste DECT.</text:span></text:span></text:p>
      <text:p text:style-name="P35"><text:span text:style-name="Strong_20_Emphasis"><text:span text:style-name="T13">Il peut y avoir plusieurs enregistrements sur le téléphone car on utilise GAP.</text:span></text:span></text:p>
      <text:p text:style-name="P35"><text:span text:style-name="Strong_20_Emphasis"><text:span text:style-name="T13">La borne DECT est capable de gérer une seule communication simultanée car c’est une monoligne.</text:span></text:span></text:p>
      <text:p text:style-name="P35"><text:span text:style-name="Strong_20_Emphasis"><text:span text:style-name="T13">Ce qui limite le nombre de postes DECT qui pourraient être enregistrés sur une même borne DECT est l’enregistrement GAP.</text:span></text:span></text:p>
      <text:p text:style-name="P35"><text:span text:style-name="Strong_20_Emphasis"><text:span text:style-name="T13">La gamme de fréquences qui fonctionnent sur ces postes DECT 8212 sont entre 1880 et 1920 MHz.</text:span></text:span></text:p>
      <text:p text:style-name="Text_20_body"><text:span text:style-name="Strong_20_Emphasis"><text:span text:style-name="T13">La portée d’une borne DECT est en intérieur jusqu’à 80/90m et en ext</text:span></text:span><text:span text:style-name="Strong_20_Emphasis"><text:span text:style-name="T14">é</text:span></text:span><text:span text:style-name="Strong_20_Emphasis"><text:span text:style-name="T13">rieur jusqu’à 300 m.</text:span></text:span></text:p>
      <text:p text:style-name="P36"><text:span text:style-name="Strong_20_Emphasis"><text:span text:style-name="T69">d) </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46"/>
          </table:table-cell>
          <table:table-cell table:style-name="Tableau1.A1" office:value-type="string">
            <text:p text:style-name="P46">Numéros d’abonnés</text:p>
          </table:table-cell>
          <table:table-cell table:style-name="Tableau1.C1" office:value-type="string">
            <text:p text:style-name="P46">Adresses Physiques</text:p>
          </table:table-cell>
        </table:table-row>
        <table:table-row>
          <table:table-cell table:style-name="Tableau1.A2" office:value-type="string">
            <text:p text:style-name="P46">Poste numérique <text:span text:style-name="T83">n°</text:span>1</text:p>
          </table:table-cell>
          <table:table-cell table:style-name="Tableau1.A2" office:value-type="string">
            <text:p text:style-name="P46">100<text:span text:style-name="T80">1</text:span></text:p>
          </table:table-cell>
          <table:table-cell table:style-name="Tableau1.C2" office:value-type="string">
            <text:p text:style-name="P46">01-00<text:span text:style-name="T80">2</text:span>-01</text:p>
          </table:table-cell>
        </table:table-row>
        <table:table-row table:style-name="Tableau1.3">
          <table:table-cell table:style-name="Tableau1.A2" office:value-type="string">
            <text:p text:style-name="P46">Poste numérique <text:span text:style-name="T83">n°</text:span>2</text:p>
          </table:table-cell>
          <table:table-cell table:style-name="Tableau1.A2" office:value-type="string">
            <text:p text:style-name="P46">100<text:span text:style-name="T80">2</text:span></text:p>
          </table:table-cell>
          <table:table-cell table:style-name="Tableau1.C2" office:value-type="string">
            <text:p text:style-name="P46">01-00<text:span text:style-name="T80">3</text:span>-01</text:p>
          </table:table-cell>
        </table:table-row>
        <table:table-row>
          <table:table-cell table:style-name="Tableau1.A2" office:value-type="string">
            <text:p text:style-name="P46">Poste analogique</text:p>
          </table:table-cell>
          <table:table-cell table:style-name="Tableau1.A2" office:value-type="string">
            <text:p text:style-name="P46">100<text:span text:style-name="T80">5</text:span></text:p>
          </table:table-cell>
          <table:table-cell table:style-name="Tableau1.C2" office:value-type="string">
            <text:p text:style-name="P46">01-00<text:span text:style-name="T80">6</text:span>-01</text:p>
          </table:table-cell>
        </table:table-row>
        <table:table-row>
          <table:table-cell table:style-name="Tableau1.A2" office:value-type="string">
            <text:p text:style-name="P46">Poste sans fil</text:p>
          </table:table-cell>
          <table:table-cell table:style-name="Tableau1.A2" office:value-type="string">
            <text:p text:style-name="P46">10<text:span text:style-name="T80">18</text:span></text:p>
          </table:table-cell>
          <table:table-cell table:style-name="Tableau1.C2" office:value-type="string">
            <text:p text:style-name="P46">92-00<text:span text:style-name="T80">2</text:span>-01</text:p>
          </table:table-cell>
        </table:table-row>
      </table:table>
      <text:p text:style-name="P24"/>
      <text:p text:style-name="P25">e) <text:span text:style-name="T81">N</text:span><text:span text:style-name="Strong_20_Emphasis"><text:span text:style-name="T15">ous avons </text:span></text:span><text:span text:style-name="Strong_20_Emphasis"><text:span text:style-name="T18">d’abord </text:span></text:span><text:span text:style-name="Strong_20_Emphasis"><text:span text:style-name="T15">définis de nouvelles plages de numérotations (de 2000 à 2</text:span></text:span><text:span text:style-name="Strong_20_Emphasis"><text:span text:style-name="T18">500</text:span></text:span><text:span text:style-name="Strong_20_Emphasis"><text:span text:style-name="T15"> en base 2000 </text:span></text:span><text:span text:style-name="Strong_20_Emphasis"><text:span text:style-name="T18">et</text:span></text:span><text:span text:style-name="Strong_20_Emphasis"><text:span text:style-name="T15"> de 3000 à 3</text:span></text:span><text:span text:style-name="Strong_20_Emphasis"><text:span text:style-name="T18">500</text:span></text:span><text:span text:style-name="Strong_20_Emphasis"><text:span text:style-name="T15"> en base 3000). </text:span></text:span><text:span text:style-name="Strong_20_Emphasis"><text:span text:style-name="T16">Nous allons ensuite dans la console OmniPCX puis dans postes pour modifier les numéros des postes. On va dans l’Annuaire où on y met le numéro d’abonné et on les renommes respectivement. </text:span></text:span></text:p>
      <text:p text:style-name="P25"><text:span text:style-name="Strong_20_Emphasis"><text:span text:style-name="T16"/></text:span></text:p>
      <text:p text:style-name="P19"><text:span text:style-name="Strong_20_Emphasis"><text:span text:style-name="T16">Non , il n’est pas nécessaire de mettre un poste hors-service pour changer son numéro.</text:span></text:span></text:p>
      <text:p text:style-name="P19"><text:span text:style-name="Strong_20_Emphasis"><text:span text:style-name="T16"/></text:span></text:p>
      <text:p text:style-name="P19"><text:span text:style-name="Strong_20_Emphasis"><text:span text:style-name="T18">Nous avons testé le bon fonctionnement des téléphones.</text:span></text:span></text:p>
      <text:p text:style-name="P19"><text:span text:style-name="Strong_20_Emphasis"><text:span text:style-name="T17"/></text:span></text:p>
      <text:p text:style-name="P19"><text:span text:style-name="Strong_20_Emphasis"><text:span text:style-name="T17">Si on permute nos deux postes numériques , le poste avec le numéro 2000 de base va devenir 2001 et inversement pour le 2001 qui va devenir 2000 donc pour appeler le 2001 avec le 2000 il va falloir appelé le numéro 2000 pour que le poste 2001 reçoive l’appel sinon on appelle son propre numéro </text:span></text:span><text:span text:style-name="Strong_20_Emphasis"><text:span text:style-name="T14">en </text:span></text:span><text:span text:style-name="Strong_20_Emphasis"><text:span text:style-name="T18">donc</text:span></text:span><text:span text:style-name="Strong_20_Emphasis"><text:span text:style-name="T14"> </text:span></text:span><text:span text:style-name="Strong_20_Emphasis"><text:span text:style-name="T18">cela</text:span></text:span><text:span text:style-name="Strong_20_Emphasis"><text:span text:style-name="T14"> change le numéro d’abonné.</text:span></text:span></text:p>
      <text:p text:style-name="P19"><text:span text:style-name="Strong_20_Emphasis"><text:span text:style-name="T14"/></text:span></text:p>
      <text:p text:style-name="P20"><text:span text:style-name="Strong_20_Emphasis"><text:span text:style-name="T19">f)</text:span></text:span><text:span text:style-name="Strong_20_Emphasis"><text:span text:style-name="T17"> </text:span></text:span><text:span text:style-name="Strong_20_Emphasis"><text:span text:style-name="T19">Nous avons</text:span></text:span><text:span text:style-name="Strong_20_Emphasis"><text:span text:style-name="T14"> test</text:span></text:span><text:span text:style-name="Strong_20_Emphasis"><text:span text:style-name="T19">é</text:span></text:span><text:span text:style-name="Strong_20_Emphasis"><text:span text:style-name="T14"> l'appel d'un poste par le nom, en utilisant ListeBis. Puis </text:span></text:span><text:span text:style-name="Strong_20_Emphasis"><text:span text:style-name="T19">nous avons</text:span></text:span><text:span text:style-name="Strong_20_Emphasis"><text:span text:style-name="T14"> recommencé en utilisant le répertoire et le clavier et les deux manières fonctionnent.</text:span></text:span></text:p>
      <text:p text:style-name="P21"><text:span text:style-name="Strong_20_Emphasis"><text:span text:style-name="T19">g) </text:span></text:span><text:span text:style-name="Strong_20_Emphasis"><text:span text:style-name="T20">Nous voyons</text:span></text:span><text:span text:style-name="Strong_20_Emphasis"><text:span text:style-name="T14"> que l’appel est bien pris en compte par l’autocommutateur mais comme </text:span></text:span><text:span text:style-name="Strong_20_Emphasis"><text:span text:style-name="T20">nous n’avons</text:span></text:span><text:span text:style-name="Strong_20_Emphasis"><text:span text:style-name="T14"> pas de sortie T0 </text:span></text:span><text:span text:style-name="Strong_20_Emphasis"><text:span text:style-name="T20">donc</text:span></text:span><text:span text:style-name="Strong_20_Emphasis"><text:span text:style-name="T14"> </text:span></text:span><text:span text:style-name="Strong_20_Emphasis"><text:span text:style-name="T20">cela</text:span></text:span><text:span text:style-name="Strong_20_Emphasis"><text:span text:style-name="T14"> ne marche pas. L’intérêt d’avoir un répertoire collectif est d’avoir uniquement des petits numéros à taper et </text:span></text:span><text:span text:style-name="Strong_20_Emphasis"><text:span text:style-name="T20">donc </text:span></text:span><text:span text:style-name="Strong_20_Emphasis"><text:span text:style-name="T14">facile à retenir.</text:span></text:span></text:p>
      <text:p text:style-name="P22"><text:span text:style-name="Strong_20_Emphasis"><text:span text:style-name="T20"/></text:span></text:p>
      <text:p text:style-name="P27"><text:soft-page-break/><text:span text:style-name="Strong_20_Emphasis"><text:span text:style-name="T20">h)</text:span></text:span><text:span text:style-name="Strong_20_Emphasis"><text:span text:style-name="T76"> </text:span></text:span><text:span text:style-name="Strong_20_Emphasis"><text:span text:style-name="T20">Dans l’annuaire nous pouvons voir le numéro du poste, le nom attribué au poste et nous pouvons modifier le nom et le prénom.</text:span></text:span></text:p>
      <text:p text:style-name="P26"><text:span text:style-name="Strong_20_Emphasis"><text:span text:style-name="T20"/></text:span></text:p>
      <text:h text:style-name="P44" text:outline-level="1"><text:span text:style-name="Strong_20_Emphasis"><text:span text:style-name="T38">V) Appel automatique au décroché</text:span></text:span></text:h>
      <text:p text:style-name="P37"><text:span text:style-name="Strong_20_Emphasis"><text:span text:style-name="T21">Nous avons choisit le poste avec le numéro 2000. Nous avons testé la fonction immédiat et nous avons vu qu’elle servait à appeler directement quand nous décrochons le téléphone et avec la fonction diféré et une temporisation de 5 secondes il fallait 5 secondes avant que l’appel soit lancé. Elle permet de laisser un laps de temps avant l’appel.</text:span></text:span></text:p>
      <text:h text:style-name="P44" text:outline-level="1"><text:span text:style-name="Strong_20_Emphasis"><text:span text:style-name="T38">VI) Programmation de touches sur un poste numérique</text:span></text:span></text:h>
      <text:p text:style-name="P38"><text:span text:style-name="Strong_20_Emphasis"><text:span text:style-name="T33">1) Tester la programmation de l’appel d’un poste :</text:span></text:span></text:p>
      <text:p text:style-name="P38"><text:span text:style-name="Strong_20_Emphasis"><text:span text:style-name="T70">Nous avons testé la programmation de l’appel d’un poste. Nous avons d’abord défini sur quelle touche il allait falloir appuyer pour appeler automatiquement un numéro choisit auparavant et en appuyant sur cette touche on a pu constater que ça appelait directement le numéro qui avait été défini dans la programmation.</text:span></text:span></text:p>
      <text:p text:style-name="P38"><text:span text:style-name="Strong_20_Emphasis"><text:span text:style-name="T33">2) Tester la programmation du multilignes</text:span></text:span></text:p>
      <text:p text:style-name="P39"><text:span text:style-name="Strong_20_Emphasis"><text:span text:style-name="T71">Avec le poste Secrétaire nous avons mis en appel sur la ligne A le poste Direction et pendant la communication nous avons lancé un deuxième appel sur la ligne B avec le poste Atelier. La communication entre le secrétariat et la direction a été mis en attente et la communication entre le secrétariat et l’atelier a eu lieu. Le poste de la direction étant en attente, il entendait des deux bips à la suite sur une durée d’environ 3 secondes ce qui voulait dire que l’appel était encore en cours mais que le poste était en attente.</text:span></text:span></text:p>
      <text:p text:style-name="P40"><text:span text:style-name="Strong_20_Emphasis"><text:span text:style-name="T72">En lançant un appel supplémentaire sur le poste service financier nous avons vu que le poste secrétariat s’y retrouvait grâce au nom du poste qui avait été attribué et donc le transfert entre plusieurs postes était simplifié.</text:span></text:span></text:p>
      <text:p text:style-name="P40"><text:span text:style-name="Strong_20_Emphasis"><text:span text:style-name="T72">En testant le mode conférence nous avons vu que tous les postes étaient en communication entre eux mais il y a une limite de 3 postes pouvant êtres reliés en même temps.</text:span></text:span></text:p>
      <text:p text:style-name="P40"><text:span text:style-name="Strong_20_Emphasis"><text:span text:style-name="T34">3) Tester les limites du mutilignes :</text:span></text:span></text:p>
      <text:p text:style-name="P40"><text:span text:style-name="Strong_20_Emphasis"><text:span text:style-name="T61"><text:s/></text:span></text:span><text:span text:style-name="Strong_20_Emphasis"><text:span text:style-name="T72">Après avoir effacé toutes les lignes du poste direction nous avons essayé d’appeler mais tous les postes étaient innaccessible.</text:span></text:span></text:p>
      <text:p text:style-name="P41"><text:span text:style-name="Strong_20_Emphasis"><text:span text:style-name="T22">En remettant une seule touche nous avons vu qu’un seul appel pouvait être fait à la fois.</text:span></text:span></text:p>
      <text:p text:style-name="P41"><text:span text:style-name="Strong_20_Emphasis"><text:span text:style-name="T73">Si nous reprogrammons une deuxième touche nous pouvons passer seulement 2 appels à la foi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next-style-name="Terminal" style:class="text">
      <loext:graphic-properties draw:fill-image-width="0cm" draw:fill-image-height="0cm"/>
      <style:paragraph-properties fo:margin-top="0cm" fo:margin-bottom="0.247cm" loext:contextual-spacing="false" fo:line-height="120%"/>
      <style:text-properties fo:background-color="transparen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erminal" style:family="paragraph" style:parent-style-name="Text_20_body">
      <loext:graphic-properties draw:fill="solid" draw:fill-color="#000000" draw:fill-image-width="0cm" draw:fill-image-height="0cm"/>
      <style:paragraph-properties fo:background-color="#000000"/>
      <style:text-properties fo:color="#000000" style:text-underline-style="none" officeooo:rsid="001636a0" fo:background-color="#ffffff"/>
    </style:style>
    <style:style style:name="Terminal" style:family="paragraph" style:parent-style-name="Text_20_body">
      <loext:graphic-properties draw:fill="solid" draw:fill-color="#000000"/>
      <style:paragraph-properties fo:background-color="#000000"/>
      <style:text-properties style:font-name="Courier 10 Pitch" fo:font-family="'Courier 10 Pitch'" style:font-style-name="Normal" style:font-pitch="fixed" fo:font-size="10pt" style:text-underline-style="none" officeooo:rsid="0019a7e9" fo:background-color="transparent" style:font-size-asian="10.5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25fa6" officeooo:paragraph-rsid="00287101"/>
    </style:style>
    <style:style style:name="MP2" style:family="paragraph" style:parent-style-name="Footer">
      <style:text-properties officeooo:rsid="00125fa6" officeooo:paragraph-rsid="00125fa6"/>
    </style:style>
    <style:style style:name="MT1" style:family="text">
      <style:text-properties style:text-underline-style="none"/>
    </style:style>
    <style:style style:name="MT2" style:family="text">
      <style:text-properties style:text-underline-style="none" officeooo:rsid="003418e6"/>
    </style:style>
    <style:style style:name="MT3" style:family="text">
      <style:text-properties style:text-underline-style="none" officeooo:rsid="00289541"/>
    </style:style>
    <style:style style:name="MT4" style:family="text">
      <style:text-properties officeooo:rsid="003418e6"/>
    </style:style>
    <style:style style:name="MT5" style:family="text">
      <style:text-properties fo:color="#ff0000" fo:font-size="20pt" style:text-underline-style="solid" style:text-underline-width="auto" style:text-underline-color="font-color" fo:font-weight="bold" style:font-size-asian="20pt" style:font-weight-asian="bold" style:font-size-complex="20pt" style:font-weight-complex="bold"/>
    </style:style>
    <style:style style:name="MT6" style:family="text">
      <style:text-properties fo:color="#ff0000" fo:font-size="20pt" style:text-underline-style="solid" style:text-underline-width="auto" style:text-underline-color="font-color" fo:font-weight="bold" officeooo:rsid="002a88c9" style:font-size-asian="20pt" style:font-weight-asian="bold" style:font-size-complex="20pt" style:font-weight-complex="bold"/>
    </style:style>
    <style:style style:name="MT7" style:family="text">
      <style:text-properties fo:color="#ff0000" fo:font-size="20pt" style:text-underline-style="solid" style:text-underline-width="auto" style:text-underline-color="font-color" fo:font-weight="bold" officeooo:rsid="0025083d" style:font-size-asian="20pt" style:font-weight-asian="bold" style:font-size-complex="20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text:span><text:span text:style-name="MT2">Samuel</text:span><text:span text:style-name="MT1"><text:tab/><text:tab/></text:span><text:span text:style-name="MT3">RT1</text:span></text:p>
        <text:p text:style-name="MP1"><text:span text:style-name="MT4">FERRASSE Maxime</text:span><text:tab/><text:span text:style-name="MT5">TP</text:span><text:span text:style-name="MT6">1</text:span><text:span text:style-name="MT7"> M</text:span><text:span text:style-name="MT6">1102</text:span></text:p>
      </style:header>
      <style:footer>
        <text:p text:style-name="MP2"><text:date style:data-style-name="N37" text:date-value="2018-12-21T17:47:40.963483527">21/12/18</text:date><text:tab/><text:page-number text:select-page="current">3</text:page-number>/<text:page-count>4</text:page-count><text:tab/><text:date style:data-style-name="N37" text:date-value="2018-12-21T17:47:40.963696008">21/12/1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5T13:19:06.953483179</meta:creation-date>
    <dc:date>2018-12-21T17:47:40.941335368</dc:date>
    <meta:editing-duration>PT3H34M10S</meta:editing-duration>
    <meta:editing-cycles>30</meta:editing-cycles>
    <meta:generator>LibreOffice/5.1.6.2$Linux_X86_64 LibreOffice_project/10m0$Build-2</meta:generator>
    <meta:document-statistic meta:table-count="1" meta:image-count="0" meta:object-count="0" meta:page-count="4" meta:paragraph-count="84" meta:word-count="1381" meta:character-count="8040" meta:non-whitespace-character-count="6733"/>
  </office:meta>
</office:document-meta>
</file>